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19.34cm" fo:min-width="25.44cm" fo:padding-top="0.165cm" fo:padding-bottom="0.165cm" fo:padding-left="0.29cm" fo:padding-right="0.29cm" drawooo:fontwork-style="rotate" drawooo:fontwork-adjust="left" drawooo:fontwork-distance="-1.5cm" drawooo:fontwork-start="19.9cm" drawooo:fontwork-shadow-offset-x="0cm" drawooo:fontwork-shadow-offset-y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0%"/>
      <style:paragraph-properties fo:text-align="center" style:writing-mode="lr-tb"/>
      <style:text-properties style:font-name="Times New Roman" fo:font-size="48pt" style:font-size-asian="48pt" style:font-size-complex="48pt"/>
    </style:style>
    <style:style style:name="T1" style:family="text">
      <style:text-properties style:font-name="Times New Roman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2" draw:layer="layout" svg:width="25.939cm" svg:height="19.589cm" svg:x="1cm" svg:y="1cm" svg:viewBox="0 0 25940 19590" svg:d="M0 19590c0-6530 0-13060 0-19590 8647 0 17293 0 25940 0 0 6530 0 13060 0 19590-8647 0-17293 0-25940 0z">
          <text:p text:style-name="P1"><text:span text:style-name="T1">The Universe</text:span></text:p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30T13:51:41.924000000</meta:creation-date>
    <dc:date>2022-07-18T20:24:56.458408539</dc:date>
    <meta:editing-duration>PT27M46S</meta:editing-duration>
    <meta:editing-cycles>8</meta:editing-cycles>
    <meta:generator>LibreOffice/7.3.4.2$Linux_X86_64 LibreOffice_project/30$Build-2</meta:generator>
    <meta:document-statistic meta:object-count="1"/>
  </office:meta>
</office:document-meta>
</file>